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rlito" officeooo:rsid="00068855" officeooo:paragraph-rsid="00068855"/>
    </style:style>
    <style:style style:name="P2" style:family="paragraph" style:parent-style-name="Standard">
      <style:text-properties style:font-name="Carlito" officeooo:rsid="00068855" officeooo:paragraph-rsid="0006dcc8"/>
    </style:style>
    <style:style style:name="P3" style:family="paragraph" style:parent-style-name="Standard">
      <style:text-properties style:font-name="Carlito" officeooo:rsid="000a24f8" officeooo:paragraph-rsid="000a24f8"/>
    </style:style>
    <style:style style:name="P4" style:family="paragraph" style:parent-style-name="Standard">
      <style:text-properties style:font-name="Carlito" officeooo:rsid="000a4c59" officeooo:paragraph-rsid="000a4c59"/>
    </style:style>
    <style:style style:name="P5" style:family="paragraph" style:parent-style-name="Standard">
      <style:paragraph-properties fo:text-align="center" style:justify-single-word="false"/>
      <style:text-properties style:font-name="Carlito" fo:font-weight="bold" officeooo:rsid="00068855" officeooo:paragraph-rsid="0006885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rlito" fo:font-weight="bold" officeooo:rsid="000a4c59" officeooo:paragraph-rsid="000a4c5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rlito" fo:font-weight="bold" officeooo:rsid="000c20b8" officeooo:paragraph-rsid="000c20b8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rlito" fo:font-weight="bold" officeooo:rsid="000d7750" officeooo:paragraph-rsid="000d7750" style:font-weight-asian="bold" style:font-weight-complex="bold"/>
    </style:style>
    <style:style style:name="P9" style:family="paragraph" style:parent-style-name="Standard">
      <style:text-properties style:font-name="Carlito" officeooo:rsid="000a8244" officeooo:paragraph-rsid="000a8244"/>
    </style:style>
    <style:style style:name="P10" style:family="paragraph" style:parent-style-name="Standard">
      <style:text-properties style:font-name="Carlito" officeooo:rsid="000a8244" officeooo:paragraph-rsid="000c20b8"/>
    </style:style>
    <style:style style:name="P11" style:family="paragraph" style:parent-style-name="Standard">
      <style:text-properties style:font-name="Carlito" officeooo:rsid="000c20b8" officeooo:paragraph-rsid="000c20b8"/>
    </style:style>
    <style:style style:name="P12" style:family="paragraph" style:parent-style-name="Standard">
      <style:text-properties style:font-name="Carlito" officeooo:rsid="000d7750" officeooo:paragraph-rsid="000d7750"/>
    </style:style>
    <style:style style:name="P13" style:family="paragraph" style:parent-style-name="Standard">
      <style:text-properties style:font-name="Carlito" officeooo:rsid="000d7750" officeooo:paragraph-rsid="000d8bd2"/>
    </style:style>
    <style:style style:name="P14" style:family="paragraph" style:parent-style-name="Standard">
      <style:text-properties style:font-name="Carlito" officeooo:rsid="000d7750" officeooo:paragraph-rsid="000f4276"/>
    </style:style>
    <style:style style:name="T1" style:family="text">
      <style:text-properties officeooo:rsid="0006dcc8"/>
    </style:style>
    <style:style style:name="T2" style:family="text">
      <style:text-properties officeooo:rsid="0008b435"/>
    </style:style>
    <style:style style:name="T3" style:family="text">
      <style:text-properties officeooo:rsid="000a24f8"/>
    </style:style>
    <style:style style:name="T4" style:family="text">
      <style:text-properties officeooo:rsid="000a4c59"/>
    </style:style>
    <style:style style:name="T5" style:family="text">
      <style:text-properties officeooo:rsid="000f4276"/>
    </style:style>
    <style:style style:name="T6" style:family="text">
      <style:text-properties officeooo:rsid="00104dd9"/>
    </style:style>
    <style:style style:name="T7" style:family="text">
      <style:text-properties officeooo:rsid="001181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ython fájlkezelés</text:p>
      <text:p text:style-name="P1"/>
      <text:p text:style-name="P1">forrasfajl = open(’____.txt’) # objektum lesz</text:p>
      <text:p text:style-name="P1">print(dir(forrasfajl))</text:p>
      <text:p text:style-name="P1">print(help(forrasfajl))</text:p>
      <text:p text:style-name="P1"/>
      <text:p text:style-name="P1">import os</text:p>
      <text:p text:style-name="P1">if os.path.exists():</text:p>
      <text:p text:style-name="P1"/>
      <text:p text:style-name="P1">forrasfajl.close()</text:p>
      <text:p text:style-name="P1"/>
      <text:p text:style-name="P5">Context Manager</text:p>
      <text:p text:style-name="P1"/>
      <text:p text:style-name="P1">with open(’____.txt’) as forrasfajl:</text:p>
      <text:p text:style-name="P1"><text:s text:c="3"/>pass # nem kell close</text:p>
      <text:p text:style-name="P1"><text:s text:c="3"/>print(forrasfajl.name, forrasfajl.mode)</text:p>
      <text:p text:style-name="P1"><text:s text:c="3"/>print(forrasfajl.readline()) # 1 sor beolvasása</text:p>
      <text:p text:style-name="P1"><text:s text:c="3"/># add meg kétszer</text:p>
      <text:p text:style-name="P1"><text:s text:c="3"/># fájl sorai végén \n van!</text:p>
      <text:p text:style-name="P1"><text:s text:c="3"/>print(forrasfajl.tell()) # fájlmutató</text:p>
      <text:p text:style-name="P1"><text:s text:c="3"/>print(forrasfajl.seek()) # visszaküldi az elejére</text:p>
      <text:p text:style-name="P1"><text:s text:c="3"/>print(forrasfajl.readlines()) # ez jobb</text:p>
      <text:p text:style-name="P1"><text:s text:c="3"/>print(forrasfajl.read())</text:p>
      <text:p text:style-name="P1"/>
      <text:p text:style-name="P1"><text:span text:style-name="T2"># </text:span>with open(’____.txt’, ’r’, encoding=’utf-8’) as forrasfajl:</text:p>
      <text:p text:style-name="P2"><text:span text:style-name="T2"># </text:span>with open(’____.txt’, ’r<text:span text:style-name="T1">B</text:span>’, encoding=’utf-8’) as forrasfajl: <text:span text:style-name="T1"># bináris fájlok esetén</text:span></text:p>
      <text:p text:style-name="P1"/>
      <text:p text:style-name="P1">for sor in forrasfajl:</text:p>
      <text:p text:style-name="P1"><text:s text:c="3"/>print(sor)</text:p>
      <text:p text:style-name="P1"><text:s text:c="3"/>print(sor.strip())</text:p>
      <text:p text:style-name="P1"/>
      <text:p text:style-name="P5">autok_listaja.csv</text:p>
      <text:p text:style-name="P1"/>
      <text:p text:style-name="P1"># rendszám, típus, év</text:p>
      <text:p text:style-name="P1"/>
      <text:p text:style-name="P1">for sor in forrasfajl:</text:p>
      <text:p text:style-name="P1"><text:s text:c="3"/>print(type(sor))</text:p>
      <text:p text:style-name="P1"><text:s text:c="3"/>print(sor.strip().split(’,’))</text:p>
      <text:p text:style-name="P1"/>
      <text:p text:style-name="P1">autok = []</text:p>
      <text:p text:style-name="P1">with open(’autok_listaja.csv’) as forrasfajl:</text:p>
      <text:p text:style-name="P1"><text:s text:c="3"/>for sor in forrasfajl:</text:p>
      <text:p text:style-name="P1"><text:s text:c="6"/>adatok = sor.strip().split(’,’)</text:p>
      <text:p text:style-name="P1"><text:s text:c="6"/>auto = {’rendszam’: adatok[0], ’tipus’: adatok[1], ’kor’ = int(adatok[2])}</text:p>
      <text:p text:style-name="P1"><text:s text:c="6"/>autok.append(auto)</text:p>
      <text:p text:style-name="P1"/>
      <text:p text:style-name="P1">print(f’{autok=}’)</text:p>
      <text:p text:style-name="P1"/>
      <text:p text:style-name="P5">Kiírás</text:p>
      <text:p text:style-name="P1"><text:soft-page-break/></text:p>
      <text:p text:style-name="P1"><text:span text:style-name="T6"># </text:span>Context Manager</text:p>
      <text:p text:style-name="P3"># mode: r <text:span text:style-name="T4">(read)</text:span>, w <text:span text:style-name="T4">(write)</text:span>, a (append – <text:span text:style-name="T4">létező fájlhoz hozzáfűzés</text:span>), a+</text:p>
      <text:p text:style-name="P3"/>
      <text:p text:style-name="P1">with <text:span text:style-name="T3">open(’kimenet.txt’, ’w’, encoding=’utf-8’) as celfajl:</text:span></text:p>
      <text:p text:style-name="P1"><text:s text:c="3"/><text:span text:style-name="T3">print(’Ez kerül mentésre.’, file=celfajl)</text:span></text:p>
      <text:p text:style-name="P3"><text:s text:c="3"/># futtassuk</text:p>
      <text:p text:style-name="P3"><text:s text:c="3"/><text:span text:style-name="T4">celfajl.seek(0)</text:span></text:p>
      <text:p text:style-name="P3"><text:s text:c="3"/><text:span text:style-name="T4">print(celfajl.readline()) # a mode legyen ’a+’</text:span></text:p>
      <text:p text:style-name="P3"/>
      <text:p text:style-name="P4"><text:span text:style-name="T7"># </text:span>A fájlmutató az olvasáshoz kötött, írni (append) csak a legvégére!</text:p>
      <text:p text:style-name="P4"/>
      <text:p text:style-name="P4">print(’_’, file=celfajl)</text:p>
      <text:p text:style-name="P4">input(’&gt;’)</text:p>
      <text:p text:style-name="P4"># Enter után fut csak a print is</text:p>
      <text:p text:style-name="P4">print(’_’, file=celfajl, flush=True) # ennél már nem vár Enterre</text:p>
      <text:p text:style-name="P4"/>
      <text:p text:style-name="P4">celfajl.write(’_’) # egymás mellé ír</text:p>
      <text:p text:style-name="P4">celfajl.writelines(’_’, ’_’) # egymás mellé ír</text:p>
      <text:p text:style-name="P4"># \n a végén tesz csak új sort</text:p>
      <text:p text:style-name="P4"/>
      <text:p text:style-name="P6">Másolás</text:p>
      <text:p text:style-name="P4"/>
      <text:p text:style-name="P9">with open(’_.txt’, ’r’, encoding=’utf-8’) as forrasfajl:</text:p>
      <text:p text:style-name="P9"><text:s text:c="3"/>with open(’masolat.txt’, ’w’, encoding=’utf-8’) as celfajl:</text:p>
      <text:p text:style-name="P10"><text:s text:c="3"/># W helyett X – létező fájlt nem ír felül</text:p>
      <text:p text:style-name="P9"><text:s text:c="6"/>for sor in forrasfajl:</text:p>
      <text:p text:style-name="P9"><text:s text:c="9"/>print(sor, file=celfajl)</text:p>
      <text:p text:style-name="P9"><text:s text:c="9"/># print(sor.strip(), file=celfajl)</text:p>
      <text:p text:style-name="P9"/>
      <text:p text:style-name="P7">Bináris fájl</text:p>
      <text:p text:style-name="P11"/>
      <text:p text:style-name="P11"># Letöltünk egy képet! ____.jpg</text:p>
      <text:p text:style-name="P11"/>
      <text:p text:style-name="P11">with open(’_.jpg’, ’rb’) as eredeti:</text:p>
      <text:p text:style-name="P11"><text:s text:c="3"/>with open(’masolat.jpg’, ’wb’) as masolat:</text:p>
      <text:p text:style-name="P11"><text:s text:c="6"/>darab_meret = 4096</text:p>
      <text:p text:style-name="P11"><text:s text:c="6"/>darab = eredeti.read(darab_meret)</text:p>
      <text:p text:style-name="P11"><text:s text:c="6"/>while len(darab) &gt; 0:</text:p>
      <text:p text:style-name="P11"><text:s text:c="9"/>masolat.write(darab)</text:p>
      <text:p text:style-name="P11"><text:s text:c="9"/>darab = eredeti.read(darab.meret)</text:p>
      <text:p text:style-name="P11"/>
      <text:p text:style-name="P8">JSON</text:p>
      <text:p text:style-name="P12"/>
      <text:p text:style-name="P12">{</text:p>
      <text:p text:style-name="P12"><text:s text:c="3"/>„diakok”: [</text:p>
      <text:p text:style-name="P12"><text:s text:c="6"/>{„nev”: „Vicc Elek”,</text:p>
      <text:p text:style-name="P12"><text:s text:c="6"/>„kor”: „17”,</text:p>
      <text:p text:style-name="P12"><text:s text:c="6"/>„osztaly”: „11.N”,</text:p>
      <text:p text:style-name="P12"><text:soft-page-break/><text:s text:c="6"/>},</text:p>
      <text:p text:style-name="P12"><text:s text:c="6"/>{„nev”: „Csin Csilla”,</text:p>
      <text:p text:style-name="P12"><text:s text:c="6"/>„kor”: „17”,</text:p>
      <text:p text:style-name="P12"><text:s text:c="6"/>„osztaly”: „11.M”,</text:p>
      <text:p text:style-name="P12"><text:s text:c="6"/>}</text:p>
      <text:p text:style-name="P12"><text:s text:c="3"/>]</text:p>
      <text:p text:style-name="P12">}</text:p>
      <text:p text:style-name="P12"/>
      <text:p text:style-name="P12">JSON adattípusai: true, false (kis betűvel); null (ha nincs); object; array; string; number</text:p>
      <text:p text:style-name="P12">Szerver-kliens adatcseréhez használják</text:p>
      <text:p text:style-name="P12"/>
      <text:p text:style-name="P12">import json</text:p>
      <text:p text:style-name="P12">with open(’_.json’, ’r’, encoding=’utf-8’) as diak_adatok:</text:p>
      <text:p text:style-name="P12"><text:s text:c="3"/>adatok = json.load(diak_adatok)</text:p>
      <text:p text:style-name="P12"><text:s text:c="3"/>print(type(adatok))</text:p>
      <text:p text:style-name="P12"><text:s text:c="3"/>print(adatok)</text:p>
      <text:p text:style-name="P12"/>
      <text:p text:style-name="P12">JSON = dict = kulcs-érték adattípus</text:p>
      <text:p text:style-name="P12"/>
      <text:p text:style-name="P12">with open(’_.json’, ’r’, encoding=’utf-8’) as diak_adatok:</text:p>
      <text:p text:style-name="P12"><text:s text:c="3"/>adatok = json.load(diak_adatok)</text:p>
      <text:p text:style-name="P12"><text:s text:c="3"/>for diak in adatok[’diakok’]:</text:p>
      <text:p text:style-name="P12"><text:s text:c="6"/>diak[’osztaly’] = ’11.N’</text:p>
      <text:p text:style-name="P12"><text:s text:c="6"/>print(diak)</text:p>
      <text:p text:style-name="P12"/>
      <text:p text:style-name="P13">with open(’_<text:span text:style-name="T5">2</text:span>.json’, ’r’, encoding=’utf-8’) as diak_adatok<text:span text:style-name="T5">_2</text:span>:</text:p>
      <text:p text:style-name="P13"><text:s text:c="3"/><text:span text:style-name="T5">json.dump(adatok, diak_adatok_2, indent = 2)</text:span></text:p>
      <text:p text:style-name="P13"/>
      <text:p text:style-name="P14">with open(’_<text:span text:style-name="T5">2</text:span>.json’, ’r’, encoding=’utf-8’) as <text:span text:style-name="T5">bemenet</text:span>:</text:p>
      <text:p text:style-name="P14"><text:s text:c="3"/><text:span text:style-name="T5">adatok_2 = json.load(bemenet)</text:span></text:p>
      <text:p text:style-name="P14"><text:s text:c="3"/><text:span text:style-name="T5">for diak in adatok_2[’diakok’]:</text:span></text:p>
      <text:p text:style-name="P14"><text:s text:c="6"/><text:span text:style-name="T5">print(diak)</text:span></text:p>
      <text:p text:style-name="P14"><text:span text:style-name="T5"><text:s text:c="6"/># kiírva ékezetesen!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5T16:55:07.562000000</meta:creation-date>
    <dc:date>2024-02-05T17:23:59.589000000</dc:date>
    <meta:editing-duration>PT28M44S</meta:editing-duration>
    <meta:editing-cycles>16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100" meta:word-count="365" meta:character-count="3156" meta:non-whitespace-character-count="2646"/>
  </office:meta>
</office:document-meta>
</file>